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500000005A5DF3F8193D220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nstantia1" svg:font-family="Constantia"/>
    <style:font-face style:name="Constantia3" svg:font-family="Constantia" style:font-family-generic="roman"/>
    <style:font-face style:name="Times New Roman" svg:font-family="'Times New Roman'" style:font-family-generic="roman"/>
    <style:font-face style:name="Calibri" svg:font-family="Calibri" style:font-pitch="variable"/>
    <style:font-face style:name="Constantia" svg:font-family="Constant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nstantia2" svg:font-family="Constantia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15cm" fo:min-width="0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.051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051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5cm" fo:padding-bottom="0cm" fo:padding-left="0cm" fo:padding-right="0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8" style:family="presentation" style:parent-style-name="Title_20_and_20_Content-title">
      <style:graphic-properties draw:stroke="none" svg:stroke-width="0cm" draw:fill="none" draw:textarea-vertical-align="bottom" draw:auto-grow-height="false" draw:fit-to-size="shrink-to-fit" fo:min-height="3.181cm" fo:padding-top="0.125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6pt"/>
    </style:style>
    <style:style style:name="P3" style:family="paragraph">
      <style:paragraph-properties fo:margin-left="0cm" fo:margin-right="0.127cm" fo:margin-top="0.18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8" style:family="paragraph">
      <style:paragraph-properties fo:margin-left="0cm" fo:margin-right="0cm" fo:margin-top="0.198cm" fo:margin-bottom="0cm" fo:line-height="100%" fo:text-align="justify" fo:text-indent="0cm" style:punctuation-wrap="hanging" style:writing-mode="lr-tb"/>
      <style:text-properties fo:hyphenate="false"/>
    </style:style>
    <style:style style:name="P9" style:family="paragraph">
      <style:paragraph-properties fo:margin-left="0.762cm" fo:margin-right="0cm" fo:margin-top="0.169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18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.762cm" fo:margin-right="0cm" fo:margin-top="0.198cm" fo:margin-bottom="0cm" fo:line-height="100%" fo:text-align="justify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1.778cm" fo:margin-right="0cm" fo:margin-top="0.169cm" fo:margin-bottom="0cm" fo:text-align="justify" fo:text-indent="-0.685cm">
        <style:tab-stops>
          <style:tab-stop style:position="0cm"/>
        </style:tab-stops>
      </style:paragraph-properties>
    </style:style>
    <style:style style:name="P17" style:family="paragraph">
      <style:paragraph-properties fo:margin-left="0.762cm" fo:margin-right="0cm" fo:margin-top="0.183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169cm" fo:margin-bottom="0cm" fo:line-height="100%" fo:text-align="justify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.762cm" fo:margin-right="0cm" fo:margin-top="0.141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50e0ea" style:text-line-through-style="none" style:text-line-through-type="none" style:text-position="0% 100%" style:font-name="Calibri1" fo:font-size="56pt" fo:letter-spacing="normal" fo:font-style="normal" style:text-underline-style="none" fo:font-weight="bold" style:font-size-asian="56pt" style:font-style-asian="normal" style:font-weight-asian="bold" style:font-size-complex="5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onstantia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variant="normal" fo:text-transform="none" fo:color="#04617b" style:text-line-through-style="none" style:text-line-through-type="none" style:text-position="0% 100%" style:font-name="Calibri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normal" style:text-underline-style="none" fo:font-weight="normal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font-style="normal" style:text-underline-style="none" fo:font-weight="normal" style:font-size-asian="28pt" style:font-style-asian="normal" style:font-weight-asian="normal" style:font-name-complex="Times New Roman1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tantia1" fo:font-size="26pt" fo:letter-spacing="normal" fo:font-style="normal" style:text-underline-style="none" fo:font-weight="normal" style:font-size-asian="26pt" style:font-style-asian="normal" style:font-weight-asian="normal" style:font-name-complex="Times New Roman1" style:font-size-complex="2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1" fo:font-size="26pt" fo:letter-spacing="normal" fo:font-style="normal" style:text-underline-style="none" fo:font-weight="normal" style:font-size-asian="26pt" style:font-style-asian="normal" style:font-weight-asian="normal" style:font-name-complex="Times New Roman1" style:font-size-complex="2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tanti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nstantia1" fo:font-size="20pt" fo:letter-spacing="normal" fo:font-style="normal" style:text-underline-style="none" fo:font-weight="normal" style:font-size-asian="20pt" style:font-style-asian="normal" style:font-weight-asian="normal" style:font-name-complex="Times New Roman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">
        <style:list-level-properties text:space-before="0.001cm" text:min-label-width="0.761cm"/>
        <style:text-properties fo:font-family="'Wingdings 2'" style:font-charset="x-symbol" fo:color="#0bd0d9" fo:font-size="9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809cm" svg:height="5.079cm" svg:x="1.482cm" svg:y="3.81cm" presentation:class="title" presentation:user-transformed="true">
          <draw:text-box>
            <text:p text:style-name="P1"><text:span text:style-name="T1">CACTI </text:span></text:p>
          </draw:text-box>
        </draw:frame>
        <draw:frame draw:name="Subtitle 2" presentation:style-name="pr2" draw:text-style-name="P4" draw:layer="layout" svg:width="21.818cm" svg:height="4.867cm" svg:x="1.482cm" svg:y="8.968cm" presentation:class="subtitle" presentation:user-transformed="true">
          <draw:text-box>
            <text:p text:style-name="P3"><text:span text:style-name="T2"/></text:p>
            <text:p text:style-name="P3"><text:span text:style-name="T2">Presented By Atishay Jain</text:span></text:p>
            <text:p text:style-name="P3"><text:span text:style-name="T2">NOV 19 2018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2.859cm" svg:height="3.174cm" svg:x="1.191cm" svg:y="1.191cm" presentation:class="title" presentation:user-transformed="true">
          <draw:text-box>
            <text:p text:style-name="P6"><text:span text:style-name="T3">Introduction</text:span></text:p>
          </draw:text-box>
        </draw:frame>
        <draw:frame draw:name="Content Placeholder 2" presentation:style-name="pr5" draw:text-style-name="P11" draw:layer="layout" svg:width="22.859cm" svg:height="12.501cm" svg:x="1.27cm" svg:y="4.762cm" presentation:class="outline" presentation:user-transformed="true">
          <draw:text-box>
            <text:list text:style-name="L2">
              <text:list-item>
                <text:p text:style-name="P8"><text:span text:style-name="T4"> </text:span><text:span text:style-name="T5">CACTI  is  a  memory  modeling  tool  that  currently  comes  from  HP <text:s text:c="2"/>Labs.</text:span></text:p>
              </text:list-item>
              <text:list-item>
                <text:p text:style-name="P8"><text:span text:style-name="T5">CACTI  is  a  tool  that  allows  you  to  explore  the  performance,  area,  and  power  impacts  of cache memories.</text:span></text:p>
              </text:list-item>
              <text:list-item>
                <text:p text:style-name="P8"><text:span text:style-name="T5">CACTI can correctly evaluate the power, area, and timing overhead of adding the power management units, including the penalties of wakeup latency and wakeup energy.</text:span></text:p>
              </text:list-item>
              <text:list-item>
                <text:p text:style-name="P8"><text:span text:style-name="T5">Using CACTI 6.5, cache memory can be <text:s/>simulated according to the requirements.</text:span></text:p>
              </text:list-item>
            </text:list>
            <text:p text:style-name="P9"><text:span text:style-name="T4"/></text:p>
            <text:p text:style-name="P10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2.859cm" svg:height="3.174cm" svg:x="1.191cm" svg:y="1.191cm" presentation:class="title" presentation:user-transformed="true">
          <draw:text-box>
            <text:p text:style-name="P6"><text:span text:style-name="T3">Download </text:span><text:span text:style-name="T3">CACTI</text:span></text:p>
          </draw:text-box>
        </draw:frame>
        <draw:frame draw:name="Content Placeholder 2" presentation:style-name="pr5" draw:text-style-name="P11" draw:layer="layout" svg:width="22.859cm" svg:height="12.501cm" svg:x="1.27cm" svg:y="4.762cm" presentation:class="outline" presentation:user-transformed="true">
          <draw:text-box>
            <text:list text:style-name="L2">
              <text:list-header>
                <text:p text:style-name="P8"><text:span text:style-name="T4"/></text:p>
              </text:list-header>
            </text:list>
            <text:p text:style-name="P9"><text:span text:style-name="T4"/></text:p>
            <text:p text:style-name="P10"><text:span text:style-name="T6"/></text:p>
          </draw:text-box>
        </draw:frame>
        <draw:frame draw:style-name="gr2" draw:text-style-name="P12" draw:layer="layout" svg:width="23.729cm" svg:height="13.4cm" svg:x="0.4cm" svg:y="4.8cm">
          <draw:text-box>
            <text:p>Install CACTI 6.5</text:p>
            <text:p/>
            <text:p>Installation issue fix:</text:p>
            <text:p>https://askubuntu.com/questions/709893/14-04-01-32-bit-missing-g-64-bit-include-files-when-cross-compiling</text:p>
            <text:p/>
            <text:p/>
            <text:p>Documentation:</text:p>
            <text:p>http://www.hpl.hp.com/research/cacti/</text:p>
            <text:p>http://www.hpl.hp.com/techreports/Compaq-DEC/WRL-93-5.html</text:p>
            <text:p>http://www.hpl.hp.com/techreports/2009/HPL-2009-85.html</text:p>
            <text:p/>
            <text:p/>
            <text:p>CACTI 4.0</text:p>
            <text:p>http://www.hpl.hp.com/techreports/2006/HPL-2006-86.pdf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2.859cm" svg:height="3.174cm" svg:x="0.992cm" svg:y="0.397cm" presentation:class="title" presentation:user-transformed="true">
          <draw:text-box>
            <text:p text:style-name="P6"><text:span text:style-name="T3">Working Of Cacti</text:span></text:p>
          </draw:text-box>
        </draw:frame>
        <draw:frame draw:name="Content Placeholder 2" presentation:style-name="pr5" draw:text-style-name="P11" draw:layer="layout" svg:width="22.859cm" svg:height="14.683cm" svg:x="1.27cm" svg:y="3.572cm" presentation:class="outline" presentation:user-transformed="true">
          <draw:text-box>
            <text:list text:style-name="L2">
              <text:list-item>
                <text:p text:style-name="P8"><text:span text:style-name="T5">INPUT Configuration File (cache.cfg)- </text:span></text:p>
                <text:p text:style-name="P8"><text:span text:style-name="T5">Input Parameter</text:span></text:p>
                <text:p text:style-name="P8"><text:span text:style-name="T5"><text:s text:c="14"/></text:span><text:span text:style-name="T5">1.Cache Size</text:span></text:p>
                <text:p text:style-name="P8"><text:span text:style-name="T5"><text:s text:c="14"/></text:span><text:span text:style-name="T5">2.Set Associativity</text:span></text:p>
                <text:p text:style-name="P8"><text:span text:style-name="T5"><text:s text:c="14"/></text:span><text:span text:style-name="T5">3.Number of read write port</text:span></text:p>
                <text:p text:style-name="P8"><text:span text:style-name="T5"><text:s text:c="14"/></text:span><text:span text:style-name="T5">4.Technology node (nm)</text:span></text:p>
                <text:p text:style-name="P8"><text:span text:style-name="T5"><text:s text:c="14"/></text:span><text:span text:style-name="T5">5.Operating temprature</text:span></text:p>
                <text:p text:style-name="P8"><text:span text:style-name="T5"><text:s text:c="14"/></text:span><text:span text:style-name="T5">6.Type of Cache Transistor</text:span></text:p>
                <text:p text:style-name="P8"><text:span text:style-name="T5"><text:s text:c="14"/></text:span><text:span text:style-name="T5">7.Core Count</text:span></text:p>
                <text:p text:style-name="P8"><text:span text:style-name="T5"><text:s text:c="14"/></text:span><text:span text:style-name="T5">8.Design Objective</text:span></text:p>
              </text:list-item>
              <text:list-item>
                <text:p text:style-name="P8"><text:span text:style-name="T5">Output result in terminal-</text:span></text:p>
                <text:p text:style-name="P8"><text:span text:style-name="T5"><text:s text:c="12"/></text:span><text:span text:style-name="T5">1.Access time</text:span></text:p>
                <text:p text:style-name="P8"><text:span text:style-name="T5"><text:s text:c="13"/></text:span><text:span text:style-name="T5">2.Dynamic Energy</text:span></text:p>
                <text:p text:style-name="P8"><text:span text:style-name="T5"><text:s text:c="13"/></text:span><text:span text:style-name="T5">3.Leakage Power</text:span></text:p>
                <text:p text:style-name="P8"><text:span text:style-name="T5"><text:s text:c="13"/></text:span><text:span text:style-name="T5">4.Area for tag bits and data bit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2.859cm" svg:height="3.174cm" svg:x="1.27cm" svg:y="0.626cm" presentation:class="title" presentation:user-transformed="true">
          <draw:text-box>
            <text:p text:style-name="P6"><text:span text:style-name="T3">Command to run CACTI</text:span></text:p>
          </draw:text-box>
        </draw:frame>
        <draw:frame draw:name="Content Placeholder 2" presentation:style-name="pr5" draw:text-style-name="P11" draw:layer="layout" svg:width="22.859cm" svg:height="14.683cm" svg:x="0.941cm" svg:y="4cm" presentation:class="outline" presentation:user-transformed="true">
          <draw:text-box>
            <text:p text:style-name="P8"><text:span text:style-name="T5">./cacti -infile cache.cfg </text:span></text:p>
            <text:p text:style-name="P8"><text:span text:style-name="T5"/></text:p>
            <text:p text:style-name="P8"><text:span text:style-name="T5"/></text:p>
            <text:p text:style-name="P8"><text:span text:style-name="T5">Output can be stored in a file using the command</text:span></text:p>
            <text:p text:style-name="P8"><text:span text:style-name="T5">./cacti -infile cache.cfg&gt;out1.txt </text:span></text:p>
            <text:p text:style-name="P8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2.859cm" svg:height="3.174cm" svg:x="0.992cm" svg:y="0.397cm" presentation:class="title" presentation:user-transformed="true">
          <draw:text-box>
            <text:p text:style-name="P6"><text:span text:style-name="T3">Usage</text:span></text:p>
          </draw:text-box>
        </draw:frame>
        <draw:frame draw:name="Content Placeholder 2" presentation:style-name="pr5" draw:text-style-name="P11" draw:layer="layout" svg:width="22.859cm" svg:height="14.683cm" svg:x="1.27cm" svg:y="3.572cm" presentation:class="outline" presentation:user-transformed="true">
          <draw:text-box>
            <text:list text:style-name="L2">
              <text:list-item>
                <text:p text:style-name="P8"><text:span text:style-name="T5">Prior versions of CACTI take cache parameters such as cache size, block size, associativity, and technology as command line arguments. CACTI 6.0 also employs a configuration file (cache.cfg) to enable user to describe the cache parameters in much greater detail</text:span></text:p>
              </text:list-item>
              <text:list-item>
                <text:p text:style-name="P8"><text:span text:style-name="T5">Other non-standard parameters that can be specified in the cache.cfg file include</text:span></text:p>
              </text:list-item>
            </text:list>
            <text:p text:style-name="P13"><text:span text:style-name="T5"><text:s text:c="4"/>• </text:span><text:span text:style-name="T5">No. of read ports, write ports, read-write ports in a cache </text:span></text:p>
            <text:p text:style-name="P13"><text:span text:style-name="T5"><text:s text:c="6"/>• </text:span><text:span text:style-name="T5">H-tree bus width</text:span></text:p>
            <text:p text:style-name="P13"><text:span text:style-name="T5"><text:s text:c="4"/>•</text:span><text:span text:style-name="T5">Operating temperature (which is used for calculating the cache leakage value),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cti Terminology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2.859cm" svg:height="3.174cm" svg:x="1.191cm" svg:y="0.992cm" presentation:class="title" presentation:user-transformed="true">
          <draw:text-box>
            <text:p text:style-name="P6"><text:span text:style-name="T3">Cacti Terminology</text:span></text:p>
          </draw:text-box>
        </draw:frame>
        <draw:frame draw:name="Content Placeholder 2" presentation:style-name="pr7" draw:text-style-name="P11" draw:layer="layout" svg:width="22.859cm" svg:height="12.571cm" svg:x="1.389cm" svg:y="5.556cm" presentation:class="outline" presentation:user-transformed="true">
          <draw:text-box>
            <text:list text:style-name="L2">
              <text:list-item>
                <text:p text:style-name="P15"><text:span text:style-name="T7">Bank –A cache may split in multiple banks and these banks can be accessed simultaneously.</text:span></text:p>
              </text:list-item>
              <text:list-item>
                <text:p text:style-name="P15"><text:span text:style-name="T7">Sub Array-Data and tag are divide into number of sub arrays to reduce the delay due to wordline and bitline.</text:span></text:p>
              </text:list-item>
              <text:list-item>
                <text:p text:style-name="P15"><text:span text:style-name="T7">Mat-A group four sub array that share a common central predecoder. CACTI’s exhaustive search starts from atleast one mat.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derstanding &#9;Configuration Files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7" draw:layer="layout" svg:width="22.859cm" svg:height="2.777cm" svg:x="1.191cm" svg:y="0.595cm" presentation:class="title" presentation:user-transformed="true">
          <draw:text-box>
            <text:p text:style-name="P6"><text:span text:style-name="T3">Understanding </text:span><text:span text:style-name="T3"><text:tab/></text:span><text:span text:style-name="T3">Configuration Files</text:span></text:p>
          </draw:text-box>
        </draw:frame>
        <draw:frame draw:name="Content Placeholder 2" presentation:style-name="pr7" draw:text-style-name="P11" draw:layer="layout" svg:width="22.859cm" svg:height="12.191cm" svg:x="1.27cm" svg:y="5.376cm" presentation:class="outline" presentation:user-transformed="true">
          <draw:text-box>
            <text:p text:style-name="P16"><text:span text:style-name="T8">1.Size (byte)-It must be a power of 2-If the value is to big then it can end up showing error.</text:span></text:p>
            <text:p text:style-name="P16"><text:span text:style-name="T8">2.Associativity-It can be 0 or some power of 2</text:span></text:p>
            <text:p text:style-name="P16"><text:span text:style-name="T8"><text:s text:c="3"/></text:span><text:span text:style-name="T8">0 means fully associative</text:span></text:p>
            <text:p text:style-name="P16"><text:span text:style-name="T8"><text:s text:c="3"/></text:span><text:span text:style-name="T8">1 means direct associative</text:span></text:p>
            <text:p text:style-name="P16"><text:span text:style-name="T8"><text:s text:c="3"/></text:span><text:span text:style-name="T8">Other powers if two are the number of ways in the set</text:span></text:p>
            <text:p text:style-name="P16"><text:span text:style-name="T8">3.Technology (nm)- It is the process used for the fabrication in nano meter.</text:span></text:p>
            <text:p text:style-name="P16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5" draw:text-style-name="P11" draw:layer="layout" svg:width="23.057cm" svg:height="14.882cm" svg:x="0.992cm" svg:y="2.977cm" presentation:class="outline" presentation:user-transformed="true">
          <draw:text-box>
            <text:p text:style-name="P17"><text:span text:style-name="T7">4.There are multiple transistor types that <text:s/>are available</text:span></text:p>
            <text:p text:style-name="P17"><text:span text:style-name="T7"><text:s text:c="4"/></text:span><text:span text:style-name="T7">1.itrs-hp-High Performance</text:span></text:p>
            <text:p text:style-name="P17"><text:span text:style-name="T7"><text:s text:c="4"/></text:span><text:span text:style-name="T7">2.itrs-lstp-low standby power(leakage power)</text:span></text:p>
            <text:p text:style-name="P17"><text:span text:style-name="T7"><text:s text:c="4"/></text:span><text:span text:style-name="T7">3.itrs-lop-low operating power(dynamic power)</text:span></text:p>
            <text:p text:style-name="P17"><text:span text:style-name="T7"><text:s text:c="4"/></text:span><text:span text:style-name="T7">4.lp-dram-This means logic cell is made up of <text:s text:c="16"/>dram transistor.(using dram)</text:span></text:p>
            <text:p text:style-name="P17"><text:span text:style-name="T7"/></text:p>
            <text:p text:style-name="P17"><text:span text:style-name="T7"><text:s text:c="3"/></text:span><text:span text:style-name="T7">The choice of cell type varies – for small memories hp is good but for large memory lstp is prefere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7" draw:text-style-name="P11" draw:layer="layout" svg:width="22.859cm" svg:height="14.882cm" svg:x="1.27cm" svg:y="3.572cm" presentation:class="outline" presentation:user-transformed="true">
          <draw:text-box>
            <text:p text:style-name="P17"><text:span text:style-name="T7">5.Tag size –It can be specified as default which work fine for basic circuit , but for modelling something more real tag bits must be choosen with care.</text:span></text:p>
            <text:p text:style-name="P17"><text:span text:style-name="T7">6.Three Access mode</text:span></text:p>
            <text:p text:style-name="P17"><text:span text:style-name="T7"><text:s text:c="3"/></text:span><text:span text:style-name="T7">1.Fast-data and tag access in parallel and the whole set is broadcast over the H –tree.</text:span></text:p>
            <text:p text:style-name="P17"><text:span text:style-name="T7"><text:s text:c="3"/></text:span><text:span text:style-name="T7">2.Sequential -Tag access happens first then data bits are accessed.</text:span></text:p>
            <text:p text:style-name="P17"><text:span text:style-name="T7"><text:s text:c="3"/></text:span><text:span text:style-name="T7">3.Normal-data and tag bits are access in parallel but the tags are used to select which way to be delivered to the H-tree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5" draw:text-style-name="P11" draw:layer="layout" svg:width="22.859cm" svg:height="14.287cm" svg:x="1.27cm" svg:y="3.175cm" presentation:class="outline" presentation:user-transformed="true">
          <draw:text-box>
            <text:p text:style-name="P17"><text:span text:style-name="T7">7.Differential wire signalling are</text:span></text:p>
            <text:p text:style-name="P17"><text:span text:style-name="T7"><text:s text:c="3"/></text:span><text:span text:style-name="T7">1.Lowswing-It uses less energy to charge and discharge wire capacitance but require more sensitive sense amplifier.</text:span></text:p>
            <text:p text:style-name="P17"><text:span text:style-name="T7"><text:s text:c="3"/></text:span><text:span text:style-name="T7">2.Fullswing-Wire uses simple sense amplifier but require more energy to charge or discharge the capacitor.</text:span></text:p>
            <text:p text:style-name="P17"><text:span text:style-name="T7"><text:s text:c="3"/></text:span><text:span text:style-name="T7">3.default-Cacti will search for the best option and report the best result.</text:span></text:p>
            <text:p text:style-name="P17"><text:span text:style-name="T7"/></text:p>
            <text:p text:style-name="P17"><text:span text:style-name="T7"><text:s text:c="4"/></text:span><text:span text:style-name="T7">In general big memories are slow and smaller memory so a common strategy is to build a larger <text:s/>memory out of the smaller number of storage array called mat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7" draw:text-style-name="P11" draw:layer="layout" svg:width="22.859cm" svg:height="15.279cm" svg:x="1.191cm" svg:y="3.175cm" presentation:class="outline" presentation:user-transformed="true">
          <draw:text-box>
            <text:p text:style-name="P17"><text:span text:style-name="T7">8.Wire pitch inside or outside of the mats has <text:s text:c="2"/>influences delay.</text:span></text:p>
            <text:p text:style-name="P17"><text:span text:style-name="T7"><text:s text:c="3"/></text:span><text:span text:style-name="T7">1.Global – Used to connect long interconnects between the blocks, including power, ground and clocks..</text:span></text:p>
            <text:p text:style-name="P17"><text:span text:style-name="T7"><text:s text:c="4"/></text:span><text:span text:style-name="T7">2.Semi global- Used to connect devices within a block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CTI-IO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2.859cm" svg:height="3.174cm" svg:x="1.191cm" svg:y="0.794cm" presentation:class="title" presentation:user-transformed="true">
          <draw:text-box>
            <text:p text:style-name="P6"><text:span text:style-name="T3">CACTI-IO</text:span></text:p>
          </draw:text-box>
        </draw:frame>
        <draw:frame draw:name="Content Placeholder 2" presentation:style-name="pr7" draw:text-style-name="P11" draw:layer="layout" svg:width="22.859cm" svg:height="12.191cm" svg:x="1.191cm" svg:y="5.159cm" presentation:class="outline" presentation:user-transformed="true">
          <draw:text-box>
            <text:list text:style-name="L2">
              <text:list-item>
                <text:p text:style-name="P18"><text:span text:style-name="T4">CACTI-IO provides IO power numbers for Read, Write, Idle (only clock active) and Sleep modes that can easily be integrated into a system simulator</text:span></text:p>
              </text:list-item>
              <text:list-item>
                <text:p text:style-name="P18"><text:span text:style-name="T4">Enable co-optimization of off-chip and on-chip power and performance, especially for new off-chip topologies.</text:span></text:p>
              </text:list-item>
              <text:list-item>
                <text:p text:style-name="P18"><text:span text:style-name="T4">When designing new off-chip configurations, many new tradeoffs arise based on the choice of off-chip interconnect, termination type, number of fanouts, operating frequency and interface type (serial vs. parallel)</text:span></text:p>
              </text:list-item>
              <text:list-item>
                <text:p text:style-name="P18"><text:span text:style-name="T4">Provides facility of Power <text:s/>gating at various level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de off Analysi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2.859cm" svg:height="3.174cm" svg:x="0.992cm" svg:y="0cm" presentation:class="title" presentation:user-transformed="true">
          <draw:text-box>
            <text:p text:style-name="P6"><text:span text:style-name="T3">Trade off Analysis</text:span></text:p>
          </draw:text-box>
        </draw:frame>
        <draw:frame draw:name="Content Placeholder 2" presentation:style-name="pr7" draw:text-style-name="P11" draw:layer="layout" svg:width="22.542cm" svg:height="14.088cm" svg:x="1.587cm" svg:y="3.77cm" presentation:class="outline" presentation:user-transformed="true">
          <draw:text-box>
            <text:list text:style-name="L2">
              <text:list-item>
                <text:p text:style-name="P19"><text:span text:style-name="T4">The new version allows default cost function to evaluate cache organization.</text:span></text:p>
              </text:list-item>
              <text:list-item>
                <text:p text:style-name="P19"><text:span text:style-name="T4">The weight for each term (W acc time, Wdyn power, Wleak power, Wcycle time, Warea) indicates the relative importance of each term. </text:span></text:p>
              </text:list-item>
            </text:list>
            <text:p text:style-name="P9"><text:span text:style-name="T4"><text:s text:c="5"/></text:span><text:span text:style-name="T4">:-weight 100 20 20 10 10</text:span></text:p>
            <text:list text:continue-numbering="true" text:style-name="L2">
              <text:list-item>
                <text:p text:style-name="P20"><text:span text:style-name="T4">In addition, the following default line in the input parameters s to deviate from the optimal set of metrics <text:s text:c="6"/></text:span></text:p>
                <text:p text:style-name="P20"><text:span text:style-name="T4">: -deviate 1000 1000 1000 1000 1000</text:span></text:p>
              </text:list-item>
              <text:list-item>
                <text:p text:style-name="P20"><text:span text:style-name="T4">It also takes either ED or ED square as input to its cost function to determine a cache organization that has best energy-delay or energy – delay product </text:span></text:p>
              </text:list-item>
            </text:list>
            <text:p text:style-name="P21"><text:span text:style-name="T9"><text:s text:c="4"/></text:span></text:p>
            <text:p text:style-name="P21"><text:span text:style-name="T9"><text:s/></text:span></text:p>
            <text:p text:style-name="P21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2.859cm" svg:height="2.976cm" svg:x="0.992cm" svg:y="0.397cm" presentation:class="title" presentation:user-transformed="true">
          <draw:text-box>
            <text:p text:style-name="P6"><text:span text:style-name="T3">Conclusion</text:span></text:p>
          </draw:text-box>
        </draw:frame>
        <draw:frame draw:name="Content Placeholder 2" presentation:style-name="pr7" draw:text-style-name="P11" draw:layer="layout" svg:width="22.859cm" svg:height="12.191cm" svg:x="1.27cm" svg:y="5.376cm" presentation:class="outline" presentation:user-transformed="true">
          <draw:text-box>
            <text:list text:style-name="L2">
              <text:list-item>
                <text:p text:style-name="P15"><text:span text:style-name="T7">CACTI 6.5 is a good to analyze and understand the various trade off between area,delay and power.</text:span></text:p>
              </text:list-item>
              <text:list-item>
                <text:p text:style-name="P15"><text:span text:style-name="T7">CACTI <text:s/>tool gives a detailed description of various parameters.</text:span></text:p>
              </text:list-item>
              <text:list-item>
                <text:p text:style-name="P15"><text:span text:style-name="T7">Helps in understanding Cache in a better wa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2.859cm" svg:height="2.976cm" svg:x="0.992cm" svg:y="0.397cm" presentation:class="title" presentation:user-transformed="true">
          <draw:text-box>
            <text:p text:style-name="P6"><text:span text:style-name="T3">REFRENCES</text:span></text:p>
          </draw:text-box>
        </draw:frame>
        <draw:frame draw:name="Content Placeholder 2" presentation:style-name="pr7" draw:text-style-name="P11" draw:layer="layout" svg:width="23.6cm" svg:height="12.191cm" svg:x="1cm" svg:y="5.376cm" presentation:class="outline" presentation:user-transformed="true">
          <draw:text-box>
            <text:p text:style-name="P15"><text:span text:style-name="T7">1.</text:span><text:span text:style-name="T7"><text:a xlink:href="http://www.hpl.hp.com/research/cacti/" xlink:type="simple">http://www.hpl.hp.com/research/cacti/</text:a></text:span></text:p>
            <text:p text:style-name="P15"><text:span text:style-name="T7">2.</text:span><text:span text:style-name="T7"><text:a xlink:href="http://www.hpl.hp.com/techreports/2009/HPL-2009-85.html" xlink:type="simple">http://www.hpl.hp.com/techreports/2009/HPL-2009-85.html</text:a></text:span></text:p>
            <text:p text:style-name="P15"><text:span text:style-name="T7">3.CACTI-IO Technical Re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nstantia1" svg:font-family="Constantia"/>
    <style:font-face style:name="Constantia3" svg:font-family="Constantia" style:font-family-generic="roman"/>
    <style:font-face style:name="Times New Roman" svg:font-family="'Times New Roman'" style:font-family-generic="roman"/>
    <style:font-face style:name="Calibri" svg:font-family="Calibri" style:font-pitch="variable"/>
    <style:font-face style:name="Constantia" svg:font-family="Constant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nstantia2" svg:font-family="Constantia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74a0" draw:end-color="#00c4cd" draw:start-intensity="100%" draw:end-intensity="100%" draw:angle="0" draw:border="0%"/>
    <draw:gradient draw:name="Gradient_20_3" draw:display-name="Gradient 3" draw:style="linear" draw:start-color="#008abf" draw:end-color="#00a0a8" draw:start-intensity="100%" draw:end-intensity="100%" draw:angle="1800" draw:border="20%"/>
    <draw:fill-image draw:name="msFillBitmap_20_1" draw:display-name="msFillBitmap 1" xlink:href="Pictures/100000000000000500000005A5DF3F8193D220AC.png" xlink:type="simple" xlink:show="embed" xlink:actuate="onLoad"/>
    <draw:opacity draw:name="msTransGradient_20_1" draw:display-name="msTransGradient 1" draw:style="linear" draw:start="45%" draw:end="55%" draw:angle="0" draw:border="0%"/>
    <draw:opacity draw:name="msTransGradient_20_2" draw:display-name="msTransGradient 2" draw:style="linear" draw:start="45%" draw:end="30%" draw:angle="1800" draw:border="20%"/>
    <draw:opacity draw:name="msTransGradient_20_3" draw:display-name="msTransGradient 3" draw:style="linear" draw:start="45%" draw:end="55%" draw:angle="0" draw:border="0%"/>
    <draw:opacity draw:name="msTransGradient_20_4" draw:display-name="msTransGradient 4" draw:style="linear" draw:start="45%" draw:end="30%" draw:angle="1800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nstantia1" fo:font-family="Constantia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nstantia1" fo:font-family="Constantia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nstantia1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nstantia1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nstantia1" fo:font-family="Constanti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1" draw:fill-image-width="0.114cm" draw:fill-image-height="0.114cm" style:repeat="repeat" draw:fill-image-ref-point-x="0%" draw:fill-image-ref-point-y="0%" draw:fill-image-ref-point="top-left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nstantia1" fo:font-family="Constantia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tantia1" fo:font-family="Constantia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tantia1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tantia1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nstantia1" fo:font-family="Constanti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bitmap" draw:fill-image-name="msFillBitmap_20_1" draw:fill-image-width="0.114cm" draw:fill-image-height="0.114cm" style:repeat="repeat" draw:fill-image-ref-point-x="0%" draw:fill-image-ref-point-y="0%" draw:fill-image-ref-point="top-lef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gradient" draw:fill-gradient-name="Gradient_20_2" draw:opacity-name="msTransGradient_20_1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gradient" draw:fill-gradient-name="Gradient_20_3" draw:opacity-name="msTransGradient_20_2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3cm" svg:stroke-color="#09b7bf" draw:stroke-linejoin="round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0f6fc6" draw:stroke-linejoin="round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.026cm" draw:stroke-linejoin="round" draw:fill="gradient" draw:fill-gradient-name="Gradient_20_2" draw:opacity-name="msTransGradient_20_3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026cm" draw:stroke-linejoin="round" draw:fill="gradient" draw:fill-gradient-name="Gradient_20_3" draw:opacity-name="msTransGradient_20_4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cm" fo:padding-bottom="0cm" fo:padding-left="0cm" fo:padding-right="0.051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5cm" fo:padding-bottom="0cm" fo:padding-left="0cm" fo:padding-right="0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18pt"/>
    </style:style>
    <style:style style:name="MP6" style:family="paragraph">
      <loext:graphic-properties draw:fill="gradient" draw:fill-gradient-name="Gradient_20_3" draw:opacity-name="msTransGradient_20_2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56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gradient" draw:fill-gradient-name="Gradient_20_2" draw:opacity-name="msTransGradient_20_3"/>
      <style:paragraph-properties fo:text-align="start" style:font-independent-line-spacing="true"/>
      <style:text-properties fo:font-size="18pt"/>
    </style:style>
    <style:style style:name="MP14" style:family="paragraph">
      <loext:graphic-properties draw:fill="gradient" draw:fill-gradient-name="Gradient_20_3" draw:opacity-name="msTransGradient_20_4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7" style:family="paragraph">
      <style:paragraph-properties fo:text-align="start"/>
    </style:style>
    <style:style style:name="MP18" style:family="paragraph">
      <style:paragraph-properties fo:margin-left="0cm" fo:margin-right="0cm" fo:text-indent="0cm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0e0ea" style:text-line-through-style="none" style:text-line-through-type="none" style:text-position="0% 100%" style:font-name="Calibri1" fo:font-size="56pt" fo:letter-spacing="normal" fo:font-style="normal" style:text-underline-style="none" fo:font-weight="bold" style:font-size-asian="56pt" style:font-style-asian="normal" style:font-weight-asian="bold" style:font-size-complex="56pt" style:font-style-complex="normal" style:font-weight-complex="bold"/>
    </style:style>
    <style:style style:name="MT3" style:family="text">
      <style:text-properties fo:font-variant="normal" fo:text-transform="none" fo:color="#d1eaed" style:text-line-through-style="none" style:text-line-through-type="none" style:text-position="0% 100%" style:font-name="Constanti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4617b" style:text-line-through-style="none" style:text-line-through-type="none" style:text-position="0% 100%" style:font-name="Calibri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nstantia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nstanti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nstantia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onstanti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35c75" style:text-line-through-style="none" style:text-line-through-type="none" style:text-position="0% 100%" style:font-name="Constanti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Freeform 6" draw:style-name="Mgr3" draw:text-style-name="MP5" draw:layer="backgroundobjects" svg:width="25.452cm" svg:height="2.892cm" svg:x="-0.026cm" svg:y="-0.02cm">
        <text:p/>
        <draw:enhanced-geometry draw:mirror-horizontal="false" draw:mirror-vertical="false" svg:viewBox="0 0 9163050 1041400" drawooo:sub-view-size="5772 656" draw:text-areas="0 0 0 0" draw:type="ooxml-non-primitive" draw:modifiers="0 0 0 0 0 0 0 0" draw:enhanced-path="M 6 2 L 2542 0 C 2746 101 3828 367 4374 367 4920 367 5526 152 5766 55 L 5772 213 C 5670 257 5016 441 4302 439 3588 437 2205 165 1488 201 750 209 270 482 0 656 L 6 2 Z N"/>
      </draw:custom-shape>
      <draw:custom-shape draw:name="Freeform 7" draw:style-name="Mgr4" draw:text-style-name="MP6" draw:layer="backgroundobjects" svg:width="13.228cm" svg:height="1.772cm" svg:x="12.171cm" svg:y="-0.02cm">
        <text:p/>
        <draw:enhanced-geometry draw:mirror-horizontal="false" draw:mirror-vertical="false" svg:viewBox="0 0 4762500 638175" drawooo:sub-view-size="3000 595" draw:text-areas="0 0 0 0" draw:type="ooxml-non-primitive" draw:modifiers="0 0 0 0 0 0 0 0" draw:enhanced-path="M 0 0 C 174 102 1168 533 1668 564 2168 595 2778 279 3000 186 L 3000 6 0 0 Z N"/>
      </draw:custom-shape>
      <draw:g draw:name="Group 1">
        <draw:custom-shape draw:name="Freeform 11" draw:style-name="Mgr5" draw:text-style-name="MP7" draw:layer="layout" svg:width="25.452cm" svg:height="1.802cm" draw:transform="rotate (0.0478220215046446) translate (-0.081cm 1.171cm)">
          <text:p/>
          <draw:enhanced-geometry draw:mirror-horizontal="false" draw:mirror-vertical="false" svg:viewBox="0 0 9163050 649224" drawooo:sub-view-size="5772 1055" draw:text-areas="0 0 0 0" draw:type="ooxml-non-primitive" draw:modifiers="0 0 0 0 0 0 0 0" draw:enhanced-path="M 0 966 C 282 738 923 275 1608 282 2293 289 3416 1055 4110 1008 4804 961 5426 210 5772 0 N"/>
        </draw:custom-shape>
        <draw:custom-shape draw:name="Freeform 12" draw:style-name="Mgr6" draw:text-style-name="MP7" draw:layer="layout" svg:width="25.487cm" svg:height="1.472cm" draw:transform="rotate (0.0478220215046446) translate (-0.06cm 1.376cm)">
          <text:p/>
          <draw:enhanced-geometry draw:mirror-horizontal="false" draw:mirror-vertical="false" svg:viewBox="0 0 9175812 530352" drawooo:sub-view-size="5766 854" draw:text-areas="0 0 0 0" draw:type="ooxml-non-primitive" draw:modifiers="0 0 0 0 0 0 0 0" draw:enhanced-path="M 0 732 C 273 647 951 214 1638 228 2325 242 3434 854 4122 816 4810 778 5424 170 5766 0 N"/>
        </draw:custom-shape>
      </draw:g>
      <draw:frame draw:name="Title 8" presentation:style-name="Mpr1" draw:text-style-name="MP9" draw:layer="backgroundobjects" svg:width="21.809cm" svg:height="5.079cm" svg:x="1.482cm" svg:y="3.81cm" presentation:class="title" presentation:user-transformed="true">
        <draw:text-box>
          <text:p text:style-name="MP8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Date Placeholder 29" presentation:style-name="Mpr2" draw:text-style-name="MP11" draw:layer="backgroundobjects" svg:width="5.926cm" svg:height="1.013cm" svg:x="1.27cm" svg:y="17.657cm" presentation:class="date-time" presentation:user-transformed="true">
        <draw:text-box>
          <text:p text:style-name="MP10"><text:span text:style-name="MT3"><text:date style:data-style-name="D1" text:date-value="2018-12-05">05/12/18</text:date></text:span></text:p>
        </draw:text-box>
      </draw:frame>
      <draw:frame draw:name="Footer Placeholder 18" presentation:style-name="Mpr2" draw:text-style-name="MP11" draw:layer="backgroundobjects" svg:width="9.312cm" svg:height="1.013cm" svg:x="7.408cm" svg:y="17.657cm" presentation:class="footer" presentation:user-transformed="true">
        <draw:text-box>
          <text:p/>
        </draw:text-box>
      </draw:frame>
      <draw:frame draw:name="Slide Number Placeholder 26" presentation:style-name="Mpr2" draw:text-style-name="MP11" draw:layer="backgroundobjects" svg:width="2.116cm" svg:height="1.013cm" svg:x="22.013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Freeform 6" draw:style-name="Mgr7" draw:text-style-name="MP13" draw:layer="backgroundobjects" svg:width="25.452cm" svg:height="2.892cm" svg:x="-0.026cm" svg:y="-0.02cm">
        <text:p/>
        <draw:enhanced-geometry draw:mirror-horizontal="false" draw:mirror-vertical="false" svg:viewBox="0 0 9163050 1041400" drawooo:sub-view-size="5772 656" draw:text-areas="0 0 0 0" draw:type="ooxml-non-primitive" draw:modifiers="0 0 0 0 0 0 0 0" draw:enhanced-path="M 6 2 L 2542 0 C 2746 101 3828 367 4374 367 4920 367 5526 152 5766 55 L 5772 213 C 5670 257 5016 441 4302 439 3588 437 2205 165 1488 201 750 209 270 482 0 656 L 6 2 Z N"/>
      </draw:custom-shape>
      <draw:custom-shape draw:name="Freeform 7" draw:style-name="Mgr8" draw:text-style-name="MP14" draw:layer="backgroundobjects" svg:width="13.228cm" svg:height="1.772cm" svg:x="12.171cm" svg:y="-0.02cm">
        <text:p/>
        <draw:enhanced-geometry draw:mirror-horizontal="false" draw:mirror-vertical="false" svg:viewBox="0 0 4762500 638175" drawooo:sub-view-size="3000 595" draw:text-areas="0 0 0 0" draw:type="ooxml-non-primitive" draw:modifiers="0 0 0 0 0 0 0 0" draw:enhanced-path="M 0 0 C 174 102 1168 533 1668 564 2168 595 2778 279 3000 186 L 3000 6 0 0 Z N"/>
      </draw:custom-shape>
      <draw:g draw:name="Group 1">
        <draw:custom-shape draw:name="Freeform 11" draw:style-name="Mgr5" draw:text-style-name="MP7" draw:layer="layout" svg:width="25.452cm" svg:height="1.802cm" draw:transform="rotate (0.0478220215046446) translate (-0.081cm 1.171cm)">
          <text:p/>
          <draw:enhanced-geometry draw:mirror-horizontal="false" draw:mirror-vertical="false" svg:viewBox="0 0 9163050 649224" drawooo:sub-view-size="5772 1055" draw:text-areas="0 0 0 0" draw:type="ooxml-non-primitive" draw:modifiers="0 0 0 0 0 0 0 0" draw:enhanced-path="M 0 966 C 282 738 923 275 1608 282 2293 289 3416 1055 4110 1008 4804 961 5426 210 5772 0 N"/>
        </draw:custom-shape>
        <draw:custom-shape draw:name="Freeform 12" draw:style-name="Mgr6" draw:text-style-name="MP7" draw:layer="layout" svg:width="25.487cm" svg:height="1.472cm" draw:transform="rotate (0.0478220215046446) translate (-0.06cm 1.376cm)">
          <text:p/>
          <draw:enhanced-geometry draw:mirror-horizontal="false" draw:mirror-vertical="false" svg:viewBox="0 0 9175812 530352" drawooo:sub-view-size="5766 854" draw:text-areas="0 0 0 0" draw:type="ooxml-non-primitive" draw:modifiers="0 0 0 0 0 0 0 0" draw:enhanced-path="M 0 732 C 273 647 951 214 1638 228 2325 242 3434 854 4122 816 4810 778 5424 170 5766 0 N"/>
        </draw:custom-shape>
      </draw:g>
      <draw:frame draw:name="Title 1" presentation:style-name="Mpr5" draw:text-style-name="MP16" draw:layer="backgroundobjects" svg:width="22.859cm" svg:height="3.174cm" svg:x="1.27cm" svg:y="1.956cm" presentation:class="title" presentation:user-transformed="true">
        <draw:text-box>
          <text:p text:style-name="MP15"><text:span text:style-name="MT4">Click to </text:span><text:span text:style-name="MT4">edit </text:span><text:span text:style-name="MT4">Master </text:span><text:span text:style-name="MT4">title style</text:span></text:p>
        </draw:text-box>
      </draw:frame>
      <draw:frame draw:name="Content Placeholder 2" presentation:style-name="Mpr6" draw:text-style-name="MP20" draw:layer="backgroundobjects" svg:width="22.859cm" svg:height="12.191cm" svg:x="1.27cm" svg:y="5.376cm" presentation:class="outline" presentation:user-transformed="true">
        <draw:text-box>
          <text:list text:style-name="ML3">
            <text:list-item>
              <text:p text:style-name="MP17"><text:span text:style-name="MT5">Click to edit the outline text format</text:span></text:p>
              <text:list>
                <text:list-item>
                  <text:p text:style-name="MP17"><text:span text:style-name="MT5">Second Outline Level</text:span></text:p>
                  <text:list>
                    <text:list-item>
                      <text:p text:style-name="MP17"><text:span text:style-name="MT5">Third Outline Level</text:span></text:p>
                      <text:list>
                        <text:list-item>
                          <text:p text:style-name="MP17"><text:span text:style-name="MT5">Fourth Outline Level</text:span></text:p>
                          <text:list>
                            <text:list-item>
                              <text:p text:style-name="MP17"><text:span text:style-name="MT5">Fifth Outline Level</text:span></text:p>
                              <text:list>
                                <text:list-item>
                                  <text:p text:style-name="MP17"><text:span text:style-name="MT5">Sixth Outline Level</text:span></text:p>
                                  <text:list>
                                    <text:list-item>
                                      <text:p text:style-name="MP18"><text:span text:style-name="MT5">Seventh Outline LevelClick to edit </text:span><text:span text:style-name="MT5">Master text styles</text:span></text:p>
                                      <text:list>
                                        <text:list-item>
                                          <text:p text:style-name="MP18"><text:span text:style-name="MT6">Second level</text:span></text:p>
                                          <text:list>
                                            <text:list-item>
                                              <text:p text:style-name="MP18"><text:span text:style-name="MT7">Third level</text:span></text:p>
                                              <text:list>
                                                <text:list-item>
                                                  <text:p text:style-name="MP19"><text:span text:style-name="MT8">Fourth level</text:span></text:p>
                                                </text:list-item>
                                                <text:list-item>
                                                  <text:p text:style-name="MP19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5.926cm" svg:height="1.013cm" svg:x="1.27cm" svg:y="17.657cm" presentation:class="date-time" presentation:user-transformed="true">
        <draw:text-box>
          <text:p text:style-name="MP10"><text:span text:style-name="MT9"><text:date style:data-style-name="D1" text:date-value="2018-12-05">05/12/18</text:date></text:span></text:p>
        </draw:text-box>
      </draw:frame>
      <draw:frame draw:name="Footer Placeholder 4" presentation:style-name="Mpr7" draw:text-style-name="MP11" draw:layer="backgroundobjects" svg:width="9.312cm" svg:height="1.013cm" svg:x="7.40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1" draw:layer="backgroundobjects" svg:width="2.116cm" svg:height="1.013cm" svg:x="22.013cm" svg:y="17.657cm" presentation:class="page-number" presentation:user-transformed="true">
        <draw:text-box>
          <text:p text:style-name="MP12"><text:span text:style-name="MT9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ACTI </dc:title>
    <meta:initial-creator>Dell</meta:initial-creator>
    <meta:editing-cycles>7</meta:editing-cycles>
    <meta:creation-date>2018-11-16T06:11:32</meta:creation-date>
    <dc:date>2018-12-05T13:57:08.247766236</dc:date>
    <meta:editing-duration>P1DT20H9M7S</meta:editing-duration>
    <meta:generator>LibreOffice/5.1.6.2$Linux_X86_64 LibreOffice_project/10m0$Build-2</meta:generator>
    <meta:document-statistic meta:object-count="10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  <meta:template xlink:type="simple" xlink:actuate="onRequest" xlink:title="Flow" xlink:href=""/>
  </office:meta>
</office:document-meta>
</file>